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</office:automatic-styles>
  <office:body>
    <office:spreadsheet>
      <table:table table:name="wavetables" table:style-name="ta1">
        <table:table-column table:style-name="co1" table:default-cell-style-name="Default"/>
        <table:table-column table:style-name="co2" table:number-columns-repeated="64" table:default-cell-style-name="Default"/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255" calcext:value-type="float">
            <text:p>25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x/2</text:p>
          </table:table-cell>
          <table:table-cell table:formula="of:=FLOOR([.$B$2]/2;1)" office:value-type="float" office:value="127" calcext:value-type="float">
            <text:p>12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i</text:p>
          </table:table-cell>
          <table:table-cell table:formula="of:=PI()" office:value-type="float" office:value="3.14159265358979" calcext:value-type="float">
            <text:p>3.141592653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2*pi</text:p>
          </table:table-cell>
          <table:table-cell table:formula="of:=2*[.$B$4]" office:value-type="float" office:value="6.28318530717959" calcext:value-type="float">
            <text:p>6.2831853072</text:p>
          </table:table-cell>
          <table:table-cell table:number-columns-repeated="63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64" calcext:value-type="float">
            <text:p>64</text:p>
          </table:table-cell>
          <table:table-cell table:number-columns-repeated="63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ine</text:p>
          </table:table-cell>
          <table:table-cell table:style-name="ce2" table:formula="of:=(SIN(([.B10]/[.$B$7])*[.$B$5])*[.$B$3])+[.$B$3]" office:value-type="float" office:value="127" calcext:value-type="float">
            <text:p>127</text:p>
          </table:table-cell>
          <table:table-cell table:style-name="ce2" table:formula="of:=(SIN(([.C10]/[.$B$7])*[.$B$5])*[.$B$3])+[.$B$3]" office:value-type="float" office:value="139.448176821854" calcext:value-type="float">
            <text:p>139</text:p>
          </table:table-cell>
          <table:table-cell table:style-name="ce2" table:formula="of:=(SIN(([.D10]/[.$B$7])*[.$B$5])*[.$B$3])+[.$B$3]" office:value-type="float" office:value="151.776470896048" calcext:value-type="float">
            <text:p>152</text:p>
          </table:table-cell>
          <table:table-cell table:style-name="ce2" table:formula="of:=(SIN(([.E10]/[.$B$7])*[.$B$5])*[.$B$3])+[.$B$3]" office:value-type="float" office:value="163.866154011317" calcext:value-type="float">
            <text:p>164</text:p>
          </table:table-cell>
          <table:table-cell table:style-name="ce2" table:formula="of:=(SIN(([.F10]/[.$B$7])*[.$B$5])*[.$B$3])+[.$B$3]" office:value-type="float" office:value="175.600795910366" calcext:value-type="float">
            <text:p>176</text:p>
          </table:table-cell>
          <table:table-cell table:style-name="ce2" table:formula="of:=(SIN(([.G10]/[.$B$7])*[.$B$5])*[.$B$3])+[.$B$3]" office:value-type="float" office:value="186.867385576902" calcext:value-type="float">
            <text:p>187</text:p>
          </table:table-cell>
          <table:table-cell table:style-name="ce2" table:formula="of:=(SIN(([.H10]/[.$B$7])*[.$B$5])*[.$B$3])+[.$B$3]" office:value-type="float" office:value="197.557419593489" calcext:value-type="float">
            <text:p>198</text:p>
          </table:table-cell>
          <table:table-cell table:style-name="ce2" table:formula="of:=(SIN(([.I10]/[.$B$7])*[.$B$5])*[.$B$3])+[.$B$3]" office:value-type="float" office:value="207.567947088783" calcext:value-type="float">
            <text:p>208</text:p>
          </table:table-cell>
          <table:table-cell table:style-name="ce2" table:formula="of:=(SIN(([.J10]/[.$B$7])*[.$B$5])*[.$B$3])+[.$B$3]" office:value-type="float" office:value="216.802561210691" calcext:value-type="float">
            <text:p>217</text:p>
          </table:table-cell>
          <table:table-cell table:style-name="ce2" table:formula="of:=(SIN(([.K10]/[.$B$7])*[.$B$5])*[.$B$3])+[.$B$3]" office:value-type="float" office:value="225.172327577068" calcext:value-type="float">
            <text:p>225</text:p>
          </table:table-cell>
          <table:table-cell table:style-name="ce2" table:formula="of:=(SIN(([.L10]/[.$B$7])*[.$B$5])*[.$B$3])+[.$B$3]" office:value-type="float" office:value="232.596640762423" calcext:value-type="float">
            <text:p>233</text:p>
          </table:table-cell>
          <table:table-cell table:style-name="ce2" table:formula="of:=(SIN(([.M10]/[.$B$7])*[.$B$5])*[.$B$3])+[.$B$3]" office:value-type="float" office:value="239.004000572241" calcext:value-type="float">
            <text:p>239</text:p>
          </table:table-cell>
          <table:table-cell table:style-name="ce2" table:formula="of:=(SIN(([.N10]/[.$B$7])*[.$B$5])*[.$B$3])+[.$B$3]" office:value-type="float" office:value="244.332700628933" calcext:value-type="float">
            <text:p>244</text:p>
          </table:table-cell>
          <table:table-cell table:style-name="ce2" table:formula="of:=(SIN(([.O10]/[.$B$7])*[.$B$5])*[.$B$3])+[.$B$3]" office:value-type="float" office:value="248.531422637991" calcext:value-type="float">
            <text:p>249</text:p>
          </table:table-cell>
          <table:table-cell table:style-name="ce2" table:formula="of:=(SIN(([.P10]/[.$B$7])*[.$B$5])*[.$B$3])+[.$B$3]" office:value-type="float" office:value="251.55973061121" calcext:value-type="float">
            <text:p>252</text:p>
          </table:table-cell>
          <table:table-cell table:style-name="ce2" table:formula="of:=(SIN(([.Q10]/[.$B$7])*[.$B$5])*[.$B$3])+[.$B$3]" office:value-type="float" office:value="253.388460287369" calcext:value-type="float">
            <text:p>253</text:p>
          </table:table-cell>
          <table:table-cell table:style-name="ce2" table:formula="of:=(SIN(([.R10]/[.$B$7])*[.$B$5])*[.$B$3])+[.$B$3]" office:value-type="float" office:value="254" calcext:value-type="float">
            <text:p>254</text:p>
          </table:table-cell>
          <table:table-cell table:style-name="ce2" table:formula="of:=(SIN(([.S10]/[.$B$7])*[.$B$5])*[.$B$3])+[.$B$3]" office:value-type="float" office:value="253.388460287369" calcext:value-type="float">
            <text:p>253</text:p>
          </table:table-cell>
          <table:table-cell table:style-name="ce2" table:formula="of:=(SIN(([.T10]/[.$B$7])*[.$B$5])*[.$B$3])+[.$B$3]" office:value-type="float" office:value="251.55973061121" calcext:value-type="float">
            <text:p>252</text:p>
          </table:table-cell>
          <table:table-cell table:style-name="ce2" table:formula="of:=(SIN(([.U10]/[.$B$7])*[.$B$5])*[.$B$3])+[.$B$3]" office:value-type="float" office:value="248.531422637991" calcext:value-type="float">
            <text:p>249</text:p>
          </table:table-cell>
          <table:table-cell table:style-name="ce2" table:formula="of:=(SIN(([.V10]/[.$B$7])*[.$B$5])*[.$B$3])+[.$B$3]" office:value-type="float" office:value="244.332700628933" calcext:value-type="float">
            <text:p>244</text:p>
          </table:table-cell>
          <table:table-cell table:style-name="ce2" table:formula="of:=(SIN(([.W10]/[.$B$7])*[.$B$5])*[.$B$3])+[.$B$3]" office:value-type="float" office:value="239.004000572241" calcext:value-type="float">
            <text:p>239</text:p>
          </table:table-cell>
          <table:table-cell table:style-name="ce2" table:formula="of:=(SIN(([.X10]/[.$B$7])*[.$B$5])*[.$B$3])+[.$B$3]" office:value-type="float" office:value="232.596640762423" calcext:value-type="float">
            <text:p>233</text:p>
          </table:table-cell>
          <table:table-cell table:style-name="ce2" table:formula="of:=(SIN(([.Y10]/[.$B$7])*[.$B$5])*[.$B$3])+[.$B$3]" office:value-type="float" office:value="225.172327577068" calcext:value-type="float">
            <text:p>225</text:p>
          </table:table-cell>
          <table:table-cell table:style-name="ce2" table:formula="of:=(SIN(([.Z10]/[.$B$7])*[.$B$5])*[.$B$3])+[.$B$3]" office:value-type="float" office:value="216.802561210691" calcext:value-type="float">
            <text:p>217</text:p>
          </table:table-cell>
          <table:table-cell table:style-name="ce2" table:formula="of:=(SIN(([.AA10]/[.$B$7])*[.$B$5])*[.$B$3])+[.$B$3]" office:value-type="float" office:value="207.567947088783" calcext:value-type="float">
            <text:p>208</text:p>
          </table:table-cell>
          <table:table-cell table:style-name="ce2" table:formula="of:=(SIN(([.AB10]/[.$B$7])*[.$B$5])*[.$B$3])+[.$B$3]" office:value-type="float" office:value="197.557419593489" calcext:value-type="float">
            <text:p>198</text:p>
          </table:table-cell>
          <table:table-cell table:style-name="ce2" table:formula="of:=(SIN(([.AC10]/[.$B$7])*[.$B$5])*[.$B$3])+[.$B$3]" office:value-type="float" office:value="186.867385576902" calcext:value-type="float">
            <text:p>187</text:p>
          </table:table-cell>
          <table:table-cell table:style-name="ce2" table:formula="of:=(SIN(([.AD10]/[.$B$7])*[.$B$5])*[.$B$3])+[.$B$3]" office:value-type="float" office:value="175.600795910366" calcext:value-type="float">
            <text:p>176</text:p>
          </table:table-cell>
          <table:table-cell table:style-name="ce2" table:formula="of:=(SIN(([.AE10]/[.$B$7])*[.$B$5])*[.$B$3])+[.$B$3]" office:value-type="float" office:value="163.866154011317" calcext:value-type="float">
            <text:p>164</text:p>
          </table:table-cell>
          <table:table-cell table:style-name="ce2" table:formula="of:=(SIN(([.AF10]/[.$B$7])*[.$B$5])*[.$B$3])+[.$B$3]" office:value-type="float" office:value="151.776470896048" calcext:value-type="float">
            <text:p>152</text:p>
          </table:table-cell>
          <table:table-cell table:style-name="ce2" table:formula="of:=(SIN(([.AG10]/[.$B$7])*[.$B$5])*[.$B$3])+[.$B$3]" office:value-type="float" office:value="139.448176821854" calcext:value-type="float">
            <text:p>139</text:p>
          </table:table-cell>
          <table:table-cell table:style-name="ce2" table:formula="of:=(SIN(([.AH10]/[.$B$7])*[.$B$5])*[.$B$3])+[.$B$3]" office:value-type="float" office:value="127" calcext:value-type="float">
            <text:p>127</text:p>
          </table:table-cell>
          <table:table-cell table:style-name="ce2" table:formula="of:=(SIN(([.AI10]/[.$B$7])*[.$B$5])*[.$B$3])+[.$B$3]" office:value-type="float" office:value="114.551823178146" calcext:value-type="float">
            <text:p>115</text:p>
          </table:table-cell>
          <table:table-cell table:style-name="ce2" table:formula="of:=(SIN(([.AJ10]/[.$B$7])*[.$B$5])*[.$B$3])+[.$B$3]" office:value-type="float" office:value="102.223529103952" calcext:value-type="float">
            <text:p>102</text:p>
          </table:table-cell>
          <table:table-cell table:style-name="ce2" table:formula="of:=(SIN(([.AK10]/[.$B$7])*[.$B$5])*[.$B$3])+[.$B$3]" office:value-type="float" office:value="90.1338459886833" calcext:value-type="float">
            <text:p>090</text:p>
          </table:table-cell>
          <table:table-cell table:style-name="ce2" table:formula="of:=(SIN(([.AL10]/[.$B$7])*[.$B$5])*[.$B$3])+[.$B$3]" office:value-type="float" office:value="78.3992040896336" calcext:value-type="float">
            <text:p>078</text:p>
          </table:table-cell>
          <table:table-cell table:style-name="ce2" table:formula="of:=(SIN(([.AM10]/[.$B$7])*[.$B$5])*[.$B$3])+[.$B$3]" office:value-type="float" office:value="67.1326144230983" calcext:value-type="float">
            <text:p>067</text:p>
          </table:table-cell>
          <table:table-cell table:style-name="ce2" table:formula="of:=(SIN(([.AN10]/[.$B$7])*[.$B$5])*[.$B$3])+[.$B$3]" office:value-type="float" office:value="56.4425804065106" calcext:value-type="float">
            <text:p>056</text:p>
          </table:table-cell>
          <table:table-cell table:style-name="ce2" table:formula="of:=(SIN(([.AO10]/[.$B$7])*[.$B$5])*[.$B$3])+[.$B$3]" office:value-type="float" office:value="46.4320529112171" calcext:value-type="float">
            <text:p>046</text:p>
          </table:table-cell>
          <table:table-cell table:style-name="ce2" table:formula="of:=(SIN(([.AP10]/[.$B$7])*[.$B$5])*[.$B$3])+[.$B$3]" office:value-type="float" office:value="37.1974387893085" calcext:value-type="float">
            <text:p>037</text:p>
          </table:table-cell>
          <table:table-cell table:style-name="ce2" table:formula="of:=(SIN(([.AQ10]/[.$B$7])*[.$B$5])*[.$B$3])+[.$B$3]" office:value-type="float" office:value="28.8276724229324" calcext:value-type="float">
            <text:p>029</text:p>
          </table:table-cell>
          <table:table-cell table:style-name="ce2" table:formula="of:=(SIN(([.AR10]/[.$B$7])*[.$B$5])*[.$B$3])+[.$B$3]" office:value-type="float" office:value="21.4033592375768" calcext:value-type="float">
            <text:p>021</text:p>
          </table:table-cell>
          <table:table-cell table:style-name="ce2" table:formula="of:=(SIN(([.AS10]/[.$B$7])*[.$B$5])*[.$B$3])+[.$B$3]" office:value-type="float" office:value="14.9959994277589" calcext:value-type="float">
            <text:p>015</text:p>
          </table:table-cell>
          <table:table-cell table:style-name="ce2" table:formula="of:=(SIN(([.AT10]/[.$B$7])*[.$B$5])*[.$B$3])+[.$B$3]" office:value-type="float" office:value="9.66729937106662" calcext:value-type="float">
            <text:p>010</text:p>
          </table:table-cell>
          <table:table-cell table:style-name="ce2" table:formula="of:=(SIN(([.AU10]/[.$B$7])*[.$B$5])*[.$B$3])+[.$B$3]" office:value-type="float" office:value="5.46857736200948" calcext:value-type="float">
            <text:p>005</text:p>
          </table:table-cell>
          <table:table-cell table:style-name="ce2" table:formula="of:=(SIN(([.AV10]/[.$B$7])*[.$B$5])*[.$B$3])+[.$B$3]" office:value-type="float" office:value="2.44026938878974" calcext:value-type="float">
            <text:p>002</text:p>
          </table:table-cell>
          <table:table-cell table:style-name="ce2" table:formula="of:=(SIN(([.AW10]/[.$B$7])*[.$B$5])*[.$B$3])+[.$B$3]" office:value-type="float" office:value="0.611539712630986" calcext:value-type="float">
            <text:p>001</text:p>
          </table:table-cell>
          <table:table-cell table:style-name="ce2" table:formula="of:=(SIN(([.AX10]/[.$B$7])*[.$B$5])*[.$B$3])+[.$B$3]" office:value-type="float" office:value="0" calcext:value-type="float">
            <text:p>000</text:p>
          </table:table-cell>
          <table:table-cell table:style-name="ce2" table:formula="of:=(SIN(([.AY10]/[.$B$7])*[.$B$5])*[.$B$3])+[.$B$3]" office:value-type="float" office:value="0.611539712630986" calcext:value-type="float">
            <text:p>001</text:p>
          </table:table-cell>
          <table:table-cell table:style-name="ce2" table:formula="of:=(SIN(([.AZ10]/[.$B$7])*[.$B$5])*[.$B$3])+[.$B$3]" office:value-type="float" office:value="2.44026938878973" calcext:value-type="float">
            <text:p>002</text:p>
          </table:table-cell>
          <table:table-cell table:style-name="ce2" table:formula="of:=(SIN(([.BA10]/[.$B$7])*[.$B$5])*[.$B$3])+[.$B$3]" office:value-type="float" office:value="5.46857736200947" calcext:value-type="float">
            <text:p>005</text:p>
          </table:table-cell>
          <table:table-cell table:style-name="ce2" table:formula="of:=(SIN(([.BB10]/[.$B$7])*[.$B$5])*[.$B$3])+[.$B$3]" office:value-type="float" office:value="9.66729937106661" calcext:value-type="float">
            <text:p>010</text:p>
          </table:table-cell>
          <table:table-cell table:style-name="ce2" table:formula="of:=(SIN(([.BC10]/[.$B$7])*[.$B$5])*[.$B$3])+[.$B$3]" office:value-type="float" office:value="14.9959994277589" calcext:value-type="float">
            <text:p>015</text:p>
          </table:table-cell>
          <table:table-cell table:style-name="ce2" table:formula="of:=(SIN(([.BD10]/[.$B$7])*[.$B$5])*[.$B$3])+[.$B$3]" office:value-type="float" office:value="21.4033592375767" calcext:value-type="float">
            <text:p>021</text:p>
          </table:table-cell>
          <table:table-cell table:style-name="ce2" table:formula="of:=(SIN(([.BE10]/[.$B$7])*[.$B$5])*[.$B$3])+[.$B$3]" office:value-type="float" office:value="28.8276724229324" calcext:value-type="float">
            <text:p>029</text:p>
          </table:table-cell>
          <table:table-cell table:style-name="ce2" table:formula="of:=(SIN(([.BF10]/[.$B$7])*[.$B$5])*[.$B$3])+[.$B$3]" office:value-type="float" office:value="37.1974387893084" calcext:value-type="float">
            <text:p>037</text:p>
          </table:table-cell>
          <table:table-cell table:style-name="ce2" table:formula="of:=(SIN(([.BG10]/[.$B$7])*[.$B$5])*[.$B$3])+[.$B$3]" office:value-type="float" office:value="46.432052911217" calcext:value-type="float">
            <text:p>046</text:p>
          </table:table-cell>
          <table:table-cell table:style-name="ce2" table:formula="of:=(SIN(([.BH10]/[.$B$7])*[.$B$5])*[.$B$3])+[.$B$3]" office:value-type="float" office:value="56.4425804065105" calcext:value-type="float">
            <text:p>056</text:p>
          </table:table-cell>
          <table:table-cell table:style-name="ce2" table:formula="of:=(SIN(([.BI10]/[.$B$7])*[.$B$5])*[.$B$3])+[.$B$3]" office:value-type="float" office:value="67.1326144230983" calcext:value-type="float">
            <text:p>067</text:p>
          </table:table-cell>
          <table:table-cell table:style-name="ce2" table:formula="of:=(SIN(([.BJ10]/[.$B$7])*[.$B$5])*[.$B$3])+[.$B$3]" office:value-type="float" office:value="78.3992040896335" calcext:value-type="float">
            <text:p>078</text:p>
          </table:table-cell>
          <table:table-cell table:style-name="ce2" table:formula="of:=(SIN(([.BK10]/[.$B$7])*[.$B$5])*[.$B$3])+[.$B$3]" office:value-type="float" office:value="90.1338459886833" calcext:value-type="float">
            <text:p>090</text:p>
          </table:table-cell>
          <table:table-cell table:style-name="ce2" table:formula="of:=(SIN(([.BL10]/[.$B$7])*[.$B$5])*[.$B$3])+[.$B$3]" office:value-type="float" office:value="102.223529103952" calcext:value-type="float">
            <text:p>102</text:p>
          </table:table-cell>
          <table:table-cell table:style-name="ce2" table:formula="of:=(SIN(([.BM10]/[.$B$7])*[.$B$5])*[.$B$3])+[.$B$3]" office:value-type="float" office:value="114.551823178146" calcext:value-type="float">
            <text:p>115</text:p>
          </table:table-cell>
        </table:table-row>
      </table:table>
      <table:table table:name="env calc" table:style-name="ta1">
        <table:table-column table:style-name="co2" table:number-columns-repeated="22" table:default-cell-style-name="Default"/>
        <table:table-row table:style-name="ro2">
          <table:table-cell office:value-type="string" calcext:value-type="string">
            <text:p>env alg</text:p>
          </table:table-cell>
          <table:table-cell table:number-columns-repeated="21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1" office:value-type="string" calcext:value-type="string">
            <text:p>max</text:p>
          </table:table-cell>
          <table:table-cell office:value-type="float" office:value="56635" calcext:value-type="float">
            <text:p>56635</text:p>
          </table:table-cell>
          <table:table-cell table:number-columns-repeated="20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formula="of:=[.B4]" office:value-type="float" office:value="56635" calcext:value-type="float">
            <text:p>56635</text:p>
          </table:table-cell>
          <table:table-cell table:formula="of:=[.B12]-([.B12]/4)" office:value-type="float" office:value="42476.25" calcext:value-type="float">
            <text:p>42476.25</text:p>
          </table:table-cell>
          <table:table-cell table:formula="of:=[.C12]-([.C12]/4)" office:value-type="float" office:value="31857.1875" calcext:value-type="float">
            <text:p>31857.1875</text:p>
          </table:table-cell>
          <table:table-cell table:formula="of:=[.D12]-([.D12]/4)" office:value-type="float" office:value="23892.890625" calcext:value-type="float">
            <text:p>23892.890625</text:p>
          </table:table-cell>
          <table:table-cell table:formula="of:=[.E12]-([.E12]/4)" office:value-type="float" office:value="17919.66796875" calcext:value-type="float">
            <text:p>17919.66796875</text:p>
          </table:table-cell>
          <table:table-cell table:formula="of:=[.F12]-([.F12]/4)" office:value-type="float" office:value="13439.7509765625" calcext:value-type="float">
            <text:p>13439.7509765625</text:p>
          </table:table-cell>
          <table:table-cell table:formula="of:=[.G12]-([.G12]/4)" office:value-type="float" office:value="10079.8132324219" calcext:value-type="float">
            <text:p>10079.8132324219</text:p>
          </table:table-cell>
          <table:table-cell table:formula="of:=[.H12]-([.H12]/4)" office:value-type="float" office:value="7559.85992431641" calcext:value-type="float">
            <text:p>7559.8599243164</text:p>
          </table:table-cell>
          <table:table-cell table:formula="of:=[.I12]-([.I12]/4)" office:value-type="float" office:value="5669.8949432373" calcext:value-type="float">
            <text:p>5669.8949432373</text:p>
          </table:table-cell>
          <table:table-cell table:formula="of:=[.J12]-([.J12]/4)" office:value-type="float" office:value="4252.42120742798" calcext:value-type="float">
            <text:p>4252.421207428</text:p>
          </table:table-cell>
          <table:table-cell table:formula="of:=[.K12]-([.K12]/4)" office:value-type="float" office:value="3189.31590557098" calcext:value-type="float">
            <text:p>3189.315905571</text:p>
          </table:table-cell>
          <table:table-cell table:formula="of:=[.L12]-([.L12]/4)" office:value-type="float" office:value="2391.98692917824" calcext:value-type="float">
            <text:p>2391.9869291782</text:p>
          </table:table-cell>
          <table:table-cell table:formula="of:=[.M12]-([.M12]/4)" office:value-type="float" office:value="1793.99019688368" calcext:value-type="float">
            <text:p>1793.9901968837</text:p>
          </table:table-cell>
          <table:table-cell table:formula="of:=[.N12]-([.N12]/4)" office:value-type="float" office:value="1345.49264766276" calcext:value-type="float">
            <text:p>1345.4926476628</text:p>
          </table:table-cell>
          <table:table-cell table:formula="of:=[.O12]-([.O12]/4)" office:value-type="float" office:value="1009.11948574707" calcext:value-type="float">
            <text:p>1009.1194857471</text:p>
          </table:table-cell>
          <table:table-cell table:formula="of:=[.P12]-([.P12]/4)" office:value-type="float" office:value="756.839614310302" calcext:value-type="float">
            <text:p>756.839614310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3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15:08:31.939000000</meta:creation-date>
    <meta:generator>LibreOffice/4.1.0.4$Windows_x86 LibreOffice_project/89ea49ddacd9aa532507cbf852f2bb22b1ace28</meta:generator>
    <dc:date>2015-07-24T16:35:42.744000000</dc:date>
    <meta:editing-duration>P0D</meta:editing-duration>
    <meta:editing-cycles>2</meta:editing-cycles>
    <meta:document-statistic meta:table-count="2" meta:cell-count="181" meta:object-count="0"/>
  </office:meta>
</office:document-meta>
</file>